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60000018D887346697DE24D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7.6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4cm" fo:min-width="18.108cm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0.294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itfinex交易市場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獲利方式 風險相較最低方式,把錢借別人去融資</text:p>
            <text:p/>
            <text:p>https://www.bitfinex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介紹該平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該平台背後的銀行是由：台灣凱基銀行,第一商業銀行,華泰商業銀行,台新銀行</text:p>
                <text:p/>
              </text:list-item>
            </text:list>
          </draw:text-box>
        </draw:frame>
        <draw:frame draw:style-name="gr2" draw:text-style-name="P2" draw:layer="layout" svg:width="18.151cm" svg:height="0.992cm" svg:x="3.849cm" svg:y="11.8cm">
          <draw:text-box>
            <text:p>來源：https://read01.com/zh-tw/JQ6OMD.html#.Warb2nUjFxA</text:p>
          </draw:text-box>
        </draw:frame>
        <draw:frame draw:style-name="gr3" draw:text-style-name="P2" draw:layer="layout" svg:width="18.608cm" svg:height="2.474cm" svg:x="3.4cm" svg:y="9.6cm">
          <draw:text-box>
            <text:p>目前無法直接存入美金是因為台灣這幾個銀行監管可能怕洗錢吧!</text:p>
            <text:p>所以該平台正在把資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 (要借多久)利率是每日</text:p>
                <text:p/>
              </text:list-item>
            </text:list>
          </draw:text-box>
        </draw:frame>
        <draw:frame draw:style-name="gr4" draw:text-style-name="P3" draw:layer="layout" svg:width="19.631cm" svg:height="10.503cm" svg:x="3.6cm" svg:y="8.2cm">
          <draw:image xlink:href="Pictures/10000201000002E60000018D887346697DE24D67.png" xlink:type="simple" xlink:show="embed" xlink:actuate="onLoad">
            <text:p/>
          </draw:image>
        </draw:frame>
        <draw:frame draw:style-name="gr5" draw:text-style-name="P4" draw:layer="layout" svg:width="20.794cm" svg:height="1.733cm" svg:x="3.8cm" svg:y="3.4cm">
          <draw:text-box>
            <text:p><text:span text:style-name="T1">per</text:span><text:span text:style-name="T1">（借款多久）利率是每日利率：</text:span><text:span text:style-name="T1">0.075%x30</text:span><text:span text:style-name="T1">天＝</text:span><text:span text:style-name="T1">2% </text:span><text:span text:style-name="T1">一個月獲利</text:span><text:span text:style-name="T1">2%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風險：市場被害客入侵,交易所惡意倒閉</text:p>
                <text:p>運作流程：台灣bitoex存錢 -&gt;該平台-&gt;賺錢-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23:27:05.368389616</meta:creation-date>
    <dc:date>2017-09-03T19:03:43.199327233</dc:date>
    <meta:editing-duration>PT5H20M43S</meta:editing-duration>
    <meta:editing-cycles>2</meta:editing-cycles>
    <meta:generator>LibreOffice/5.1.6.2$Linux_X86_64 LibreOffice_project/10m0$Build-2</meta:generator>
    <meta:document-statistic meta:object-count="41"/>
  </office:meta>
</office:document-meta>
</file>